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cc00" style:text-align-source="fix" style:repeat-content="false" fo:border="none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MODULO RICHIESTA CONSEGNA PRODOTTI</text:p>
          </table:table-cell>
          <table:table-cell table:style-name="ce1" table:number-columns-repeated="12"/>
          <table:table-cell table:style-name="ce24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order_id.date_deadline,%20date=True)%20if%20line.order_id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8" office:value-type="string" calcext:value-type="string">
            <text:p><text:a xlink:href="python://int(line.delivered_qty)" xlink:type="simple">delivered_qty</text:a></text:p>
          </table:table-cell>
          <table:table-cell table:style-name="ce20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2"/>
          <table:table-cell table:style-name="ce23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5" office:value-type="string" calcext:value-type="string">
            <text:p><text:a xlink:href="python://line.order_id.note%20or%20''" xlink:type="simple">note</text:a>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6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3:46:51.03942781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3:48:28.192748399</dc:date>
    <dc:creator>thebrush </dc:creator>
    <meta:editing-duration>PT45M43S</meta:editing-duration>
    <meta:editing-cycles>26</meta:editing-cycles>
    <meta:document-statistic meta:table-count="1" meta:cell-count="33" meta:object-count="0"/>
  </office:meta>
</office:document-meta>
</file>